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ttyWebSocketSession.initializeNativeSession( Session ses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ettyWebSocketSession.is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WebSocketSession.get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WebSocketSession.setBinaryMessageSizeLimit( int messageSize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ettyWebSocketSession.getBinaryMessageSize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ettyWebSocketSession.JettyWebSocketSession( Map &lt; String , Object &gt; attributes , @ Nullable Principal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ettyWebSocketSessio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WebSocketSession.getTextMessageSize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ettyWebSocketSession.getLocal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ettyWebSocketSession.sendPongMessage( Pong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WebSocketSession.get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ettyWebSocketSession.sendBinaryMessage( Binary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WebSocketSession.getHandshak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ettyWebSocketSession.getExtensions( Session ses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ettyWebSocketSession.sendPingMessage( Ping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WebSocketSession.closeInternal( Close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WebSocketSession.getRemote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WebSocketSession.sendTextMessage( Text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WebSocketSession.getAccepted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ettyWebSocketSession.setTextMessageSizeLimit( int messageSize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ettyWebSocketSession.getRemote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ettyWebSocketSession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ettyWebSocketSession.JettyWebSocketSession( Map &lt; String , Object &gt;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